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enchmark" style:family="table">
      <style:table-properties style:width="17.59cm" table:align="margins"/>
    </style:style>
    <style:style style:name="Benchmark.A" style:family="table-column">
      <style:table-column-properties style:column-width="8.795cm" style:rel-column-width="32767*"/>
    </style:style>
    <style:style style:name="Benchmark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Benchmark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Benchmark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Benchmark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20870" officeooo:paragraph-rsid="00020870"/>
    </style:style>
    <style:style style:name="P2" style:family="paragraph" style:parent-style-name="Standard">
      <style:text-properties officeooo:rsid="0004439e" officeooo:paragraph-rsid="0004439e"/>
    </style:style>
    <style:style style:name="P3" style:family="paragraph" style:parent-style-name="Standard">
      <style:text-properties officeooo:rsid="0004439e" officeooo:paragraph-rsid="0004439e"/>
    </style:style>
    <style:style style:name="P4" style:family="paragraph" style:parent-style-name="Standard">
      <style:text-properties officeooo:rsid="0005a62f" officeooo:paragraph-rsid="0005a62f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62f" officeooo:paragraph-rsid="0005a6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rchivo BMP</text:h>
      <text:p text:style-name="P1">Estructura:</text:p>
      <text:p text:style-name="P1"><text:a xlink:type="simple" xlink:href="http://www.ece.ualberta.ca/~elliott/ee552/studentAppNotes/2003_w/misc/bmp_file_format/bmp_file_format.htm" text:style-name="Internet_20_link" text:visited-style-name="Visited_20_Internet_20_Link">http://www.ece.ualberta.ca/~elliott/ee552/studentAppNotes/2003_w/misc/bmp_file_format/bmp_file_format.htm</text:a></text:p>
      <text:p text:style-name="P1"/>
      <text:p text:style-name="P2">Psar rgb a gris:</text:p>
      <text:p text:style-name="P2"><text:a xlink:type="simple" xlink:href="https://www.johndcook.com/blog/2009/08/24/algorithms-convert-color-grayscale/" text:style-name="Internet_20_link" text:visited-style-name="Visited_20_Internet_20_Link">https://www.johndcook.com/blog/2009/08/24/algorithms-convert-color-grayscale/</text:a></text:p>
      <text:p text:style-name="P2"/>
      <text:p text:style-name="P4">Benchmark</text:p>
      <table:table table:name="Benchmark" table:style-name="Benchmark">
        <table:table-column table:style-name="Benchmark.A" table:number-columns-repeated="2"/>
        <table:table-row>
          <table:table-cell table:style-name="Benchmark.A1" office:value-type="string">
            <text:p text:style-name="P6">Single-thread</text:p>
          </table:table-cell>
          <table:table-cell table:style-name="Benchmark.B1" office:value-type="string">
            <text:p text:style-name="P6">Multi-thread</text:p>
          </table:table-cell>
        </table:table-row>
        <table:table-row>
          <table:table-cell table:style-name="Benchmark.A2" office:value-type="string">
            <text:p text:style-name="P5">real<text:tab/>0m0.076s<text:line-break/>user<text:tab/>0m0.019s<text:line-break/>sys<text:tab/>0m0.005s</text:p>
          </table:table-cell>
          <table:table-cell table:style-name="Benchmark.B2" office:value-type="string">
            <text:p text:style-name="P5">real<text:tab/>0m0.010s<text:line-break/>user<text:tab/>0m0.003s<text:line-break/>sys<text:tab/>0m0.003s</text:p>
          </table:table-cell>
        </table:table-row>
        <table:table-row>
          <table:table-cell table:style-name="Benchmark.A2" office:value-type="string">
            <text:p text:style-name="P5">real<text:tab/>0m0.074s<text:line-break/>user<text:tab/>0m0.004s<text:line-break/>sys<text:tab/>0m0.019s</text:p>
          </table:table-cell>
          <table:table-cell table:style-name="Benchmark.B2" office:value-type="string">
            <text:p text:style-name="P5">real<text:tab/>0m0.009s<text:line-break/>user<text:tab/>0m0.005s<text:line-break/>sys<text:tab/>0m0.000s</text:p>
          </table:table-cell>
        </table:table-row>
        <table:table-row>
          <table:table-cell table:style-name="Benchmark.A2" office:value-type="string">
            <text:p text:style-name="P5">real<text:tab/>0m0.109s<text:line-break/>user<text:tab/>0m0.005s<text:line-break/>sys<text:tab/>0m0.020s</text:p>
          </table:table-cell>
          <table:table-cell table:style-name="Benchmark.B2" office:value-type="string">
            <text:p text:style-name="P5">real<text:tab/>0m0.010s<text:line-break/>user<text:tab/>0m0.000s<text:line-break/>sys<text:tab/>0m0.005s</text:p>
          </table:table-cell>
        </table:table-row>
        <table:table-row>
          <table:table-cell table:style-name="Benchmark.A2" office:value-type="string">
            <text:p text:style-name="P5">real<text:tab/>0m0.069s<text:line-break/>user<text:tab/>0m0.011s<text:line-break/>sys<text:tab/>0m0.011s</text:p>
          </table:table-cell>
          <table:table-cell table:style-name="Benchmark.B2" office:value-type="string">
            <text:p text:style-name="P5">real<text:tab/>0m0.009s<text:line-break/>user<text:tab/>0m0.005s<text:line-break/>sys<text:tab/>0m0.000s</text:p>
          </table:table-cell>
        </table:table-row>
        <table:table-row>
          <table:table-cell table:style-name="Benchmark.A2" office:value-type="string">
            <text:p text:style-name="P5">real<text:tab/>0m0.076s<text:line-break/>user<text:tab/>0m0.004s<text:line-break/>sys<text:tab/>0m0.020s</text:p>
          </table:table-cell>
          <table:table-cell table:style-name="Benchmark.B2" office:value-type="string">
            <text:p text:style-name="P5">real<text:tab/>0m0.010s<text:line-break/>user<text:tab/>0m0.002s<text:line-break/>sys<text:tab/>0m0.004s</text:p>
          </table:table-cell>
        </table:table-row>
        <table:table-row>
          <table:table-cell table:style-name="Benchmark.A2" office:value-type="string">
            <text:p text:style-name="P5">real<text:tab/>0m0.081s<text:line-break/>user<text:tab/>0m0.000s<text:line-break/>sys<text:tab/>0m0.023s</text:p>
          </table:table-cell>
          <table:table-cell table:style-name="Benchmark.B2" office:value-type="string">
            <text:p text:style-name="P5">real<text:tab/>0m0.009s<text:line-break/>user<text:tab/>0m0.005s<text:line-break/>sys<text:tab/>0m0.000s</text:p>
          </table:table-cell>
        </table:table-row>
        <table:table-row>
          <table:table-cell table:style-name="Benchmark.A2" office:value-type="string">
            <text:p text:style-name="P5">real<text:tab/>0m0.066s<text:line-break/>user<text:tab/>0m0.011s<text:line-break/>sys<text:tab/>0m0.011s</text:p>
          </table:table-cell>
          <table:table-cell table:style-name="Benchmark.B2" office:value-type="string">
            <text:p text:style-name="P5">real<text:tab/>0m0.009s<text:line-break/>user<text:tab/>0m0.000s<text:line-break/>sys<text:tab/>0m0.005s</text:p>
          </table:table-cell>
        </table:table-row>
        <table:table-row>
          <table:table-cell table:style-name="Benchmark.A2" office:value-type="string">
            <text:p text:style-name="P5">real<text:tab/>0m0.079s<text:line-break/>user<text:tab/>0m0.006s<text:line-break/>sys<text:tab/>0m0.018s</text:p>
          </table:table-cell>
          <table:table-cell table:style-name="Benchmark.B2" office:value-type="string">
            <text:p text:style-name="P5">real<text:tab/>0m0.009s<text:line-break/>user<text:tab/>0m0.005s<text:line-break/>sys<text:tab/>0m0.000s</text:p>
          </table:table-cell>
        </table:table-row>
        <table:table-row>
          <table:table-cell table:style-name="Benchmark.A2" office:value-type="string">
            <text:p text:style-name="P5">real<text:tab/>0m0.066s<text:line-break/>user<text:tab/>0m0.000s<text:line-break/>sys<text:tab/>0m0.022s</text:p>
          </table:table-cell>
          <table:table-cell table:style-name="Benchmark.B2" office:value-type="string">
            <text:p text:style-name="P5">real<text:tab/>0m0.010s<text:line-break/>user<text:tab/>0m0.002s<text:line-break/>sys<text:tab/>0m0.004s</text:p>
          </table:table-cell>
        </table:table-row>
        <table:table-row>
          <table:table-cell table:style-name="Benchmark.A2" office:value-type="string">
            <text:p text:style-name="P5">real<text:tab/>0m0.070s<text:line-break/>user<text:tab/>0m0.011s<text:line-break/>sys<text:tab/>0m0.011s</text:p>
          </table:table-cell>
          <table:table-cell table:style-name="Benchmark.B2" office:value-type="string">
            <text:p text:style-name="P5">real<text:tab/>0m0.010s<text:line-break/>user<text:tab/>0m0.005s<text:line-break/>sys<text:tab/>0m0.000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2-04T13:00:27.589000000</dc:date>
    <meta:editing-duration>PT30M41S</meta:editing-duration>
    <meta:editing-cycles>2</meta:editing-cycles>
    <meta:document-statistic meta:table-count="1" meta:image-count="0" meta:object-count="0" meta:page-count="1" meta:paragraph-count="28" meta:word-count="132" meta:character-count="1054" meta:non-whitespace-character-count="950"/>
  </office:meta>
</office:document-meta>
</file>